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</text:p>
      <text:p text:style-name="Standard">1.How to repair the pc incase going in auto diagnose mode and repairing forever</text:p>
      <text:p text:style-name="Standard"><text:s/>-how to fix automatic repair loop in windoes 10</text:p>
      <text:p text:style-name="Standard"/>
      <text:p text:style-name="Standard">-go to advanced options</text:p>
      <text:p text:style-name="Standard"/>
      <text:p text:style-name="Standard">-use regbackup command</text:p>
      <text:p text:style-name="Standard"/>
      <text:p text:style-name="Standard">-in adv option-&gt;troubleshoot-&gt;advanced options -&gt;command prompt</text:p>
      <text:p text:style-name="Standard"/>
      <text:p text:style-name="Standard">-c:</text:p>
      <text:p text:style-name="Standard"/>
      <text:p text:style-name="Standard">-dir</text:p>
      <text:p text:style-name="Standard"/>
      <text:p text:style-name="Standard">-cd \windows\system32\config</text:p>
      <text:p text:style-name="Standard"/>
      <text:p text:style-name="Standard">-MD backup</text:p>
      <text:p text:style-name="Standard"/>
      <text:p text:style-name="Standard">-copy *.* backup</text:p>
      <text:p text:style-name="Standard"/>
      <text:p text:style-name="Standard">-cd regback</text:p>
      <text:p text:style-name="Standard"/>
      <text:p text:style-name="Standard">-dir</text:p>
      <text:p text:style-name="Standard"/>
      <text:p text:style-name="Standard">-copy *.* ..</text:p>
      <text:p text:style-name="Standard"/>
      <text:p text:style-name="Standard">-A</text:p>
      <text:p text:style-name="Standard"/>
      <text:p text:style-name="Standard">-exit</text:p>
      <text:p text:style-name="Standard"/>
      <text:p text:style-name="Standard"/>
      <text:p text:style-name="Standard"/>
      <text:p text:style-name="Standard"><text:s text:c="3"/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19S</meta:editing-duration>
    <meta:editing-cycles>3</meta:editing-cycles>
    <meta:generator>OpenOffice/4.1.3$Win32 OpenOffice.org_project/413m1$Build-9783</meta:generator>
    <dc:date>2019-09-10T22:42:58.45</dc:date>
    <meta:document-statistic meta:table-count="0" meta:image-count="0" meta:object-count="0" meta:page-count="1" meta:paragraph-count="18" meta:word-count="53" meta:character-count="336"/>
    <dc:creator>shubham pathak</dc:creator>
    <meta:user-defined meta:name="Info 1"/>
    <meta:user-defined meta:name="Info 2"/>
    <meta:user-defined meta:name="Info 3"/>
    <meta:user-defined meta:name="Info 4"/>
  </office:meta>
</office:document-meta>
</file>